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4dda2"/>
    </style:style>
    <style:style style:name="P3" style:family="paragraph" style:parent-style-name="Text_20_body">
      <style:text-properties officeooo:paragraph-rsid="002fad80"/>
    </style:style>
    <style:style style:name="P4" style:family="paragraph" style:parent-style-name="Heading_20_1">
      <style:text-properties officeooo:rsid="000b3d90" officeooo:paragraph-rsid="000b3d90"/>
    </style:style>
    <style:style style:name="T1" style:family="text">
      <style:text-properties fo:font-size="12pt" officeooo:rsid="00118c18" style:font-size-asian="12pt" style:font-size-complex="12pt"/>
    </style:style>
    <style:style style:name="T2" style:family="text">
      <style:text-properties fo:font-weight="bold" officeooo:rsid="00118c18" style:font-weight-asian="bold" style:font-weight-complex="bold"/>
    </style:style>
    <style:style style:name="T3" style:family="text">
      <style:text-properties fo:font-weight="bold" officeooo:rsid="0026aa14" style:font-weight-asian="bold" style:font-weight-complex="bold"/>
    </style:style>
    <style:style style:name="T4" style:family="text">
      <style:text-properties fo:font-style="italic" fo:font-weight="bold" officeooo:rsid="0024dda2" style:font-style-asian="italic" style:font-weight-asian="bold" style:font-style-complex="italic" style:font-weight-complex="bold"/>
    </style:style>
    <style:style style:name="T5" style:family="text">
      <style:text-properties fo:font-style="italic" fo:font-weight="normal" officeooo:rsid="0024dda2" style:font-style-asian="italic" style:font-weight-asian="normal" style:font-style-complex="italic" style:font-weight-complex="normal"/>
    </style:style>
    <style:style style:name="T6" style:family="text">
      <style:text-properties fo:font-style="normal" officeooo:rsid="00240269" style:font-style-asian="normal" style:font-style-complex="normal"/>
    </style:style>
    <style:style style:name="T7" style:family="text">
      <style:text-properties fo:font-style="normal" officeooo:rsid="0024dda2" style:font-style-asian="normal" style:font-style-complex="normal"/>
    </style:style>
    <style:style style:name="T8" style:family="text">
      <style:text-properties fo:font-style="normal" fo:font-weight="normal" officeooo:rsid="0024dda2" style:font-style-asian="normal" style:font-weight-asian="normal" style:font-style-complex="normal" style:font-weight-complex="normal"/>
    </style:style>
    <style:style style:name="T9" style:family="text">
      <style:text-properties fo:font-style="normal" fo:font-weight="normal" officeooo:rsid="00240269"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ương 3: Sự thay đổi lớn</text:h>
      <text:p text:style-name="P3"><text:span text:style-name="T6">Bẵng đi một thời gian, thành Hà Châu càng ngày càng sầm uất hơn nhờ lợi thế cảng sông, giao thương thuận lợi giúp cho dân tứ xứ đổ về đây sinh sống và làm ăn ngày càng nhiều. Ở đây cách không xa Bắc Hàn quốc nên thương nhân từ phía bắc cũng đưa sản vật phương bắc về đây giao dịch, đổi lấy những đặc sản phía nam như trái cây, cây thuốc hoặc các loại vải vóc.</text:span></text:p>
      <text:p text:style-name="P3"><text:span text:style-name="T6">Người phương Bắc có làn da trắng kể cả nam nhân, thân cao hơn mét tám, đa số để râu tóc xồm xoàm. Trong đó có vài chủng tộc người khác nhân loại cũng đi chung đoàn, có người có lông tóc trắng tinh, tai nhọn, mắt xếch, đồng tử trắng ánh lên tia băng hàn, trên vai mang một cây cung dài, dưới hông thắt kiếm nhẹ. Có thể là hộ vệ của đoàn thương nhân hoặc thuộc một dong binh đoàn của phương Bắc.</text:span></text:p>
      <text:p text:style-name="P3"><text:span text:style-name="T6">Nhờ kinh tế Hà Châu thành phát triển, nên các nhà hàng ở đây cũng phát triển mạnh. Nhà hàng Bảo Long cũng phát triển nhanh và mở thêm dịch vụ nhà trọ kết hợp nhà hàng. Dương Thanh Nghi tất bật điều phối và huấn luyện nhân viên. Tổng số lượng nhân viên phải xấp xỉ năm mươi người nên việc quản lý càng ngày càng phức tạp, không còn đơn giản như lúc chỉ có ít người.</text:span></text:p>
      <text:p text:style-name="P2"><text:span text:style-name="T6">Âu </text:span><text:span text:style-name="T7">Cường nhiều khi cũng phải giúp việc cho nhà hàng, lúc thì làm tiểu nhị, lúc thì phụ bếp. Nhưng cậu bé rất hăng hái giúp đỡ các anh chị trong nhà hàng. Dần dần, mọi người trong nhà hàng đã quen với sự có mặt của Âu Cường.</text:span></text:p>
      <text:p text:style-name="P2"><text:span text:style-name="T7">Dương Thanh Nghi nhiều lần không cho con làm việc trong nhà hàng mà chỉ muốn bắt </text:span><text:span text:style-name="T6">Âu </text:span><text:span text:style-name="T7">Cường đọc sách thánh hiền hoặc đọc nhiều thơ ca để sau này làm quan to. Nhưng Âu Hải thì ủng hộ việc để </text:span><text:span text:style-name="T6">Âu </text:span><text:span text:style-name="T7">Cường tự do, nên </text:span><text:span text:style-name="T6">Dương Thanh Nghi cũng chỉ nhắc nhở con học hành mà không dám thúc ép thái quá.</text:span></text:p>
      <text:p text:style-name="P2"><text:soft-page-break/><text:span text:style-name="T6">Chỉ sau vài tháng kể từ lúc </text:span><text:span text:style-name="T7">Âu Hải gọi vào thư phòng dặn dò, </text:span><text:span text:style-name="T6">Âu </text:span><text:span text:style-name="T7">Cường đã thay đổi khá nhiều về cả tính cách lẫn cách hành xử, giờ đây cậu bé còn hay dẫn bạn về nhà hàng chơi, còn cho bạn nếm thử một số món mới của đầu bếp làm, khoảng cách giữa những đứa nhóc gần như tiêu biến. <text:s/></text:span></text:p>
      <text:p text:style-name="P2"><text:span text:style-name="T7">Trong một lần </text:span><text:span text:style-name="T6">Âu </text:span><text:span text:style-name="T7">Cường dần bạn về nhà hàng chơi, </text:span><text:span text:style-name="T6">Dương Thanh Nghi và </text:span><text:span text:style-name="T7">Âu Hải có nghe chúng kể về việc A Phì sau khi ăn món </text:span><text:span text:style-name="T8">bánh mỳ kẹp thịt mới của nhà hàng Bảo Long do Âu Cường mang tới thì đã công nhận thức ăn của nhà hàng đến chó cũng không dám chê và ăn ngấu nghiến chiếc bánh mỳ... Mấy đứa nhóc còn kể thêm việc A Phì đòi các đầu bếp của nhà hàng Phì Lũ làm món bánh mỳ đó, nhưng làm mãi nó cũng không giống cái Âu Cường cho nó ăn, thế là nó cứ nằm đó ăn vạ cả ngày.</text:span></text:p>
      <text:p text:style-name="P2"><text:span text:style-name="T8">Đầu bếp của Phì Lũ không bắt chước được món đó cũng là điều dễ hiểu, vì thứ quan trọng nhất của nó là bột mỳ được mua từ các thương nhân phương bắc, hương vị, độ giòn hay hình dáng đều khác xa thứ bánh được làm từ bột địa phương.</text:span></text:p>
      <text:p text:style-name="P2"><text:span text:style-name="T9">Âu </text:span><text:span text:style-name="T8">Cường đã “hòa giải” thành công vói A Phì, nhưng lại vô tình mang một số rắc rối cho nhà hàng. Chủ nhà hàng Phì Lũ ra sức lôi kéo đầu bếp từ Bảo Long quán về, bất chấp việc trả công cao gấp hai đến ba lần mức thuê một đầu bếp từ nhà hàng khác. Dẫn tới một “cuộc chiến” tranh giành đầu bếp trong nội bộ thành Hà Châu.</text:span></text:p>
      <text:p text:style-name="P2"><text:span text:style-name="T8">Việc tranh giành làm </text:span><text:span text:style-name="T9">Dương Thanh Nghi mất ba đầu bếp có thâm niên, giữa lúc việc buôn bán đang mở rộng và cần rất nhiều nhân lực, làm cho Dương Thanh Nghi ăn ngủ không yên. Thấy vậy </text:span><text:span text:style-name="T8">Âu Hải cũng phải đưa ra một số cải cách về việc quản lý nhà hàng đến cơ cấu tổ chức.</text:span></text:p>
      <text:p text:style-name="P2"><text:span text:style-name="T8">Như việc đưa ra khái niệm công việc xoay vòng, đại khái là cứ một đầu bếp thì phải chia sẻ kinh nghiêm, huấn luyện cho một người có tiềm năng ở vị trí khác ví dụ như phụ bếp, tiểu nhị. Sau đó thì hoán đổi công việc giữa hai người, có thể hoán đổi theo ngày hoặc theo tuần, tùy vào mức độ thuần thục.</text:span></text:p>
      <text:p text:style-name="P2"><text:soft-page-break/><text:span text:style-name="T8">Ngay cả </text:span><text:span text:style-name="T9">Dương Thanh Nghi cũng phải huấn luyện cho nhân viên cách quản lý, ghi chép sổ sách hoặc ngay cả việc thủ quỹ quản kho cũng phải chia sẻ dần cho các vị trí khác.</text:span></text:p>
      <text:p text:style-name="P2"><text:span text:style-name="T9">Chính sách của </text:span><text:span text:style-name="T8">Âu Hải nhắm tới việc đào tạo nhân lực toàn diện, nó cũng có nhược điểm so với việc đào tạo theo hướng chuyên môn hóa là thời gian triển khai lâu hơn, hiệu suất làm việc sẽ giảm trong thời gian quá độ. Nhưng bù lại, nhà hàng có thể linh động trong việc dùng người, người có chuyên môn cao như đầu bếp thì vừa dạy các nhân viên khác kỹ năng làm bếp, vừa có được nhiều kinh nghiệm trong việc quản lý, tiếp thị và làm sổ sách. Nếu chỉ thích làm một công việc duy nhất và không muốn đổi thì phải huấn luyện cho những người làm được công việc như mình đang làm.</text:span></text:p>
      <text:p text:style-name="P2"><text:span text:style-name="T8">Và quan trọng là thứ để giữ chân nhân viên ngoài tiền công cao, là thứ họ học hỏi được trong quá trình làm ở đây. Nhiều đầu bếp sẵn sàng từ chối tiền công cao gấp nhiều lần chỉ để ở lại học kỹ năng của Dương Thanh Nghi.</text:span></text:p>
      <text:p text:style-name="P2"><text:span text:style-name="T8">Mô hình này vô hình chung đã tạo ra một môi trường hoàn toàn khác biệt so với các nhà hàng khác, nơi chỉ chăm chăm vào lợi nhuận trên khách mà bỏ quên một thứ quan trọng hơn đó là yếu tố con người. Và </text:span><text:span text:style-name="T9">Âu </text:span><text:span text:style-name="T8">Cường cũng học được rất nhiều kỹ năng trong môi trường này, nhất là về nấu nướng.</text:span></text:p>
      <text:p text:style-name="P2"><text:span text:style-name="T8">Ngoài việc tranh giành đầu bếp, các nhà hàng còn cố gắng thu mua nguyên liệu hiếm từ phương bắc như </text:span><text:span text:style-name="T4">băng tảng*, bột mỳ và rượu màu*</text:span><text:span text:style-name="T8">. Giá cả các mặt hàng này tăng nhanh, nên không còn phù hợp với thực khách trung lưu nữa dẫn tới việc nhà hàng phổ thông như Bảo Long cũng dừng phục những món ăn liên quan tới nguyên liệu hiếm. Thay vào đó, tập trung tăng chất lượng hương vị của các món ăn địa</text:span><text:span text:style-name="T4"> </text:span><text:span text:style-name="T8">phương như thịt bò, thịt heo tẩm ướp các gia vị phù hợp.</text:span></text:p>
      <text:p text:style-name="P2"><text:span text:style-name="T8">Trong thời gian này, do lượng dân nhập cư vào thành càng lúc càng nhiều, và đủ các thể loại thành phầ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2in" fo:margin-bottom="0.1in" loext:contextual-spacing="false" fo:text-indent="0.2in" style:auto-text-indent="false"/>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5in" loext:contextual-spacing="false" fo:text-align="center" style:justify-single-word="false" fo:text-indent="0in" style:auto-text-indent="false" style:page-number="auto" style:shadow="none"/>
      <style:text-properties fo:color="#0000ff" style:font-name="DejaVu Sans" fo:font-family="'DejaVu Sans'" style:font-style-name="Bold" style:font-family-generic="swiss" style:font-pitch="variable" fo:font-size="130%" fo:font-weight="bold" fo:background-color="#ffffff"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2in" style:auto-text-indent="false"/>
    </style:style>
    <style:style style:name="Preformatted_20_Text" style:display-name="Preformatted Text" style:family="paragraph" style:parent-style-name="Standard" style:class="html">
      <style:paragraph-properties fo:margin-top="0.2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officeooo:rsid="00118c18" style:font-size-asian="12pt" style:font-size-complex="12pt"/>
    </style:style>
    <style:style style:name="MT2" style:family="text">
      <style:text-properties fo:font-weight="bold" officeooo:rsid="00118c18" style:font-weight-asian="bold" style:font-weight-complex="bold"/>
    </style:style>
    <style:style style:name="MT3" style:family="text">
      <style:text-properties fo:font-weight="bold" officeooo:rsid="0026aa14"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CĐCG</text:span><text:tab/><text:span text:style-name="MT2">Chương </text:span><text:span text:style-name="MT3">3</text:span><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37:21.546663314</meta:creation-date>
    <meta:generator>LibreOffice/5.1.6.2$Linux_X86_64 LibreOffice_project/10m0$Build-2</meta:generator>
    <dc:date>2017-06-06T00:05:04.934646218</dc:date>
    <meta:editing-duration>PT1H59M5S</meta:editing-duration>
    <meta:editing-cycles>19</meta:editing-cycles>
    <meta:document-statistic meta:table-count="0" meta:image-count="0" meta:object-count="0" meta:page-count="3" meta:paragraph-count="19" meta:word-count="1191" meta:character-count="5318" meta:non-whitespace-character-count="4144"/>
  </office:meta>
</office:document-meta>
</file>